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margin-top="0in" fo:margin-bottom="0in" loext:contextual-spacing="false" fo:text-align="justify" style:justify-single-word="false"/>
    </style:style>
    <style:style style:name="P4" style:family="paragraph" style:parent-style-name="Text_20_body" style:list-style-name="L2">
      <style:paragraph-properties fo:margin-top="0in" fo:margin-bottom="0in" loext:contextual-spacing="false" fo:text-align="justify" style:justify-single-word="false"/>
    </style:style>
    <style:style style:name="P5" style:family="paragraph" style:parent-style-name="Text_20_body" style:list-style-name="L3">
      <style:paragraph-properties fo:margin-top="0in" fo:margin-bottom="0in" loext:contextual-spacing="false" fo:text-align="justify" style:justify-single-word="false"/>
    </style:style>
    <style:style style:name="P6" style:family="paragraph" style:parent-style-name="First_20_paragraph">
      <style:paragraph-properties fo:text-align="justify" style:justify-single-word="false"/>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51º Green Drinks | <text:span text:style-name="T1">Acción por el Clima</text:span></text:h>
      <text:p text:style-name="P6">¡Colapso de la especie, nuevo despertar de la conciencia humana, el planeta sobre un hilo frágil, caos, conmoción! Qué es lo que está pasando sobre la faz de nuestra tierra y cómo podemos hacer algo o no. Todo esto es terreno de debate y los paleontólogos, geólogos y los innumerables científicos del mundo se preguntan dónde estamos parados y dónde vamos a ir a parar como sociedad global.</text:p>
      <text:p text:style-name="P2">Frente a la desinformación y la inundación de información conflictiva los jóvenes y niños del mundo participan. ¿Qué hace la especie ante este cambio masivo? Con la esperanza no alcanza, sino que lo primero que vale es la acción dice la jóven activista asperger Greta Thunberg. Y los niños no hablan con la política, pero sí desearían, desearíamos, que las decisiones y gestiones sobre acción climática estén informadas por investigación científica actualizada. ¿Qué dicen los organismos internacionales sobre el cambio climático? En primer lugar, los gases de efecto invernadero [GEIs] absorben y re-emiten radiación. Dentro de los gases nocivos para el humano estaría a la cabeza el Dióxido de Carbono, que se mantiene durante medio milenio en el ambiente una vez emitido.</text:p>
      <text:p text:style-name="P2">¿Qué se viene haciendo y qué más se puede hacer? Desde 1992 se viene trabajando con el tratado de La Convención Marco de las Naciones Unidas sobre el Cambio Climático (CMNUCC) para reconocer el cambio climático y actuar sobre él con la participación, en aquel tiempo, de 187 países. Con el Acuerdo de París se amplió la lista de ratificaciones a 195 países en 2015. Aparentemente uno de los puntos fuertes del acuerdo es que los países con más recursos apoyarán financieramente a los menos desarrollados para mitigar emisiones. Y otro punto crítico de la propuesta es el de genera una adaptación climática para las poblaciones anticipando riesgos de desastres naturales y dando gestión para una respuesta eficaz una vez surjan nuevos riesgos. Dada la importancia de la agenda vale enumerar los Objetivos de Desarrollo Sostenible, en forma sintética:</text:p>
      <text:list xml:id="list2351909707924725930" text:style-name="L1">
        <text:list-item>
          <text:p text:style-name="P3">Poner fin a la pobreza</text:p>
        </text:list-item>
        <text:list-item>
          <text:p text:style-name="P3">Poner fin al hambre</text:p>
        </text:list-item>
        <text:list-item>
          <text:p text:style-name="P3">Promover el bienestar para todas las edades</text:p>
        </text:list-item>
        <text:list-item>
          <text:p text:style-name="P3">Educación inclusiva, equitativa y de calidad durante toda la vida</text:p>
        </text:list-item>
        <text:list-item>
          <text:p text:style-name="P3">Igualdad de géneros y empoderar mujeres y niñas</text:p>
        </text:list-item>
        <text:list-item>
          <text:p text:style-name="P3">Garantizar agua y saneamiento</text:p>
        </text:list-item>
        <text:list-item>
          <text:p text:style-name="P3">Garantizar acceso a energía</text:p>
        </text:list-item>
        <text:list-item>
          <text:p text:style-name="P3">Promover crecimiento económico inclusivo y sostenible, empleo pleno y trabajo decente</text:p>
        </text:list-item>
        <text:list-item>
          <text:p text:style-name="P3">Promover la industrialización inclusiva y sostenible y fomentar la innovación</text:p>
        </text:list-item>
        <text:list-item>
          <text:p text:style-name="P3">Reducir la desigualdad en y entre los países</text:p>
        </text:list-item>
        <text:list-item>
          <text:p text:style-name="P3">Lograr que las ciudades sean inclusivas, seguras, resilientes y sostenibles</text:p>
        </text:list-item>
        <text:list-item>
          <text:p text:style-name="P3">Garantizar modalidades de consumo y producción sostenibles</text:p>
        </text:list-item>
        <text:list-item>
          <text:p text:style-name="P3">Adoptar medidas urgentes para combatir el cambio climático y sus efectos</text:p>
        </text:list-item>
        <text:list-item>
          <text:p text:style-name="P3">Conservar y utilizar en forma sostenible los recursos marinos para el desarrollo sostenible</text:p>
        </text:list-item>
        <text:list-item>
          <text:p text:style-name="P3">Proteger ecosistemas terrestres, luchar contra la desertificación, degradación de tierras y frenar la pérdida de diversidad biológica</text:p>
        </text:list-item>
        <text:list-item>
          <text:p text:style-name="P3"><text:soft-page-break/>Promover sociedades pacíficas, facilitar el acceso a la justicia y crear instituciones eficaces, responsables</text:p>
        </text:list-item>
        <text:list-item>
          <text:p text:style-name="P3">Fortalecer los medios de ejecución y revitalizar la Alianza Mundial para el Desarrollo Sostenible</text:p>
        </text:list-item>
      </text:list>
      <text:p text:style-name="P6">¿Cómo se puede desagregar el cumplimiento de la mitigación de cambio climático a nivel local-nacional? En Argentina, los factores de emisión se pueden señalar por diversas fuentes, de mayor a menor: gasto de energía por quema de combustibles fósiles, procesos industriales, agricultura y ganadería, residuos. ¿Y cómo se puede abordar un cambio ante estas variables? El Plan Renovar es el programa 2016-2025 que propone medidas que podrían proyectarse a 2030, para cada área. Un primer paso es el de hacer inventario y mitigación. Un segundo paso es el de establecer un plan de adaptación. Problemas y soluciones:</text:p>
      <text:list xml:id="list6197268323944070941" text:style-name="L2">
        <text:list-item>
          <text:p text:style-name="P4">Energía &gt;&gt; Combustibles alternativos, generación renovable distribuida, energía renovable mayorista, bombas de calor, pilotos electrónicos en calefones, economizadores de agua caliente, calefactores solares para agua caliente sanitaria</text:p>
        </text:list-item>
        <text:list-item>
          <text:p text:style-name="P4">Procesos industriales &gt;&gt; Mejora en la eficiencia de motores eléctricos, cogeneración en base a combustibles fósiles, eficiencia energética en PyMEs industriales</text:p>
        </text:list-item>
        <text:list-item>
          <text:p text:style-name="P4">Agricultura &gt;&gt; Rotación de cultivos, eficiencia en el uso de fertilizantes nitrogenados, fijadores biológicos de nitrógeno, tecnologías de aplicación de fertilizantes</text:p>
        </text:list-item>
        <text:list-item>
          <text:p text:style-name="P4">Residuos &gt;&gt; Separación en origen, compostaje, relleno sanitario con captura de bio-gas, utilización energética: térmica o eléctrica.</text:p>
        </text:list-item>
      </text:list>
      <text:p text:style-name="P6">De manera local hay varios frentes que se están abordando en relación a acción por el clima: en Córdoba se hacen huertas urbanas, forestación, barrios sustentables, y mucho más de manera sostenida en el tiempo. También hay los voluntarios eventuales que se juntan de cientos: en el Río Suquía por ejemplo se juntaron 300 voluntarios auto convocados. Se levantaron cantidades de bolsas de basura y el destino es volver a usar los materiales: los plásticos recolectados serán usados para hacer Eco-ladrillos. Así, bajo la organización de Córdoba Climate Save se limpiaron las riveras de basura, a la altura de Tarjeta Naranja bajo el hashtag #trastagchallenge.</text:p>
      <text:p text:style-name="P2">Fuentes:</text:p>
      <text:list xml:id="list819714438878236865" text:style-name="L3">
        <text:list-item>
          <text:p text:style-name="P5">The disarming case to act right now on climate change | Greta Thunberg | <text:a xlink:type="simple" xlink:href="https://www.youtube.com/watch?v=H2QxFM9y0tY&amp;feature=youtu.be" text:style-name="Internet_20_link" text:visited-style-name="Visited_20_Internet_20_Link"><text:span text:style-name="Definition">TED | 13 Feb 2019</text:span></text:a></text:p>
        </text:list-item>
        <text:list-item>
          <text:p text:style-name="P5">Objetivos de Desarrollo Sostenible | <text:a xlink:type="simple" xlink:href="https://es.wikipedia.org/wiki/Objetivos_de_Desarrollo_Sostenible" text:style-name="Internet_20_link" text:visited-style-name="Visited_20_Internet_20_Link"><text:span text:style-name="Definition">Wikipedia</text:span></text:a></text:p>
        </text:list-item>
        <text:list-item>
          <text:p text:style-name="P5">Presentaciones durante la Green Drinks 51 | <text:a xlink:type="simple" xlink:href="http://greendrinkscba.org/accion-por-el-clima/" text:style-name="Internet_20_link" text:visited-style-name="Visited_20_Internet_20_Link"><text:span text:style-name="Definition">"Acción por el Clima"</text:span></text:a></text:p>
        </text:list-item>
        <text:list-item>
          <text:p text:style-name="P5"><text:a xlink:type="simple" xlink:href="https://elresaltador.com.ar/convocados-por-cordoba-climate-save-limpiaron-el-rio-suquia/?fbclid=IwAR3mn7QKMLpEOLY1UiV5srQ6Qi00VUiMMFNAV-STVErDxlxHKC8qg745oo4" text:style-name="Internet_20_link" text:visited-style-name="Visited_20_Internet_20_Link"><text:span text:style-name="Definition">Convocados por Córdoba Climate Save limpiaron el río Suquía | El Resaltador | 23 Mar 2019</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4-07T12:39:12.955571677</dc:date>
    <meta:editing-duration>PT6S</meta:editing-duration>
    <meta:editing-cycles>1</meta:editing-cycles>
    <meta:document-statistic meta:table-count="0" meta:image-count="0" meta:object-count="0" meta:page-count="2" meta:paragraph-count="33" meta:word-count="861" meta:character-count="5457" meta:non-whitespace-character-count="4653"/>
    <meta:generator>LibreOffice/5.2.7.2$Linux_X86_64 LibreOffice_project/20m0$Build-2</meta:generator>
  </office:meta>
</office:document-meta>
</file>